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 style:list-style-name="WWNum3"/>
    <style:style style:name="P4" style:family="paragraph" style:parent-style-name="List_20_Paragraph" style:list-style-name="WWNum4"/>
    <style:style style:name="P5" style:family="paragraph" style:parent-style-name="List_20_Paragraph" style:list-style-name="WWNum5"/>
    <style:style style:name="P6" style:family="paragraph" style:parent-style-name="List_20_Paragraph" style:list-style-name="WWNum6"/>
    <style:style style:name="P7" style:family="paragraph" style:parent-style-name="List_20_Paragraph" style:list-style-name="WWNum7"/>
    <style:style style:name="P8" style:family="paragraph" style:parent-style-name="List_20_Paragraph" style:list-style-name="WWNum8"/>
    <style:style style:name="P9" style:family="paragraph" style:parent-style-name="List_20_Paragraph" style:list-style-name="WWNum9"/>
    <style:style style:name="P10" style:family="paragraph" style:parent-style-name="List_20_Paragraph" style:list-style-name="WWNum10"/>
    <style:style style:name="P11" style:family="paragraph" style:parent-style-name="List_20_Paragraph" style:list-style-name="WWNum11"/>
    <style:style style:name="P12" style:family="paragraph" style:parent-style-name="List_20_Paragraph" style:list-style-name="WWNum12"/>
    <style:style style:name="P13" style:family="paragraph" style:parent-style-name="List_20_Paragraph" style:list-style-name="WWNum13"/>
    <style:style style:name="P14" style:family="paragraph" style:parent-style-name="List_20_Paragraph" style:list-style-name="WWNum14"/>
    <style:style style:name="P15" style:family="paragraph" style:parent-style-name="List_20_Paragraph" style:list-style-name="WWNum15"/>
    <style:style style:name="P16" style:family="paragraph" style:parent-style-name="List_20_Paragraph" style:list-style-name="WWNum16"/>
    <style:style style:name="P17" style:family="paragraph" style:parent-style-name="List_20_Paragraph">
      <style:text-properties style:font-name="Calibri Light" fo:font-size="14pt" fo:language="en" fo:country="US" style:font-size-asian="14pt" style:font-name-complex="Calibri Light1" style:font-size-complex="14pt"/>
    </style:style>
    <style:style style:name="P18" style:family="paragraph" style:parent-style-name="List_20_Paragraph">
      <style:text-properties style:font-name="Calibri Light" fo:font-size="14pt" style:font-size-asian="14pt" style:font-name-complex="Calibri Light1" style:font-size-complex="14pt"/>
    </style:style>
    <style:style style:name="P19" style:family="paragraph" style:parent-style-name="List_20_Paragraph" style:list-style-name="WWNum19"/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left="0.635cm" fo:margin-right="0cm" fo:text-align="center" style:justify-single-word="false" fo:text-indent="0cm" style:auto-text-indent="false" fo:break-before="page"/>
    </style:style>
    <style:style style:name="P22" style:family="paragraph" style:parent-style-name="Standard">
      <style:paragraph-properties fo:margin-left="0.635cm" fo:margin-right="0cm" fo:text-align="center" style:justify-single-word="false" fo:text-indent="0cm" style:auto-text-indent="false"/>
    </style:style>
    <style:style style:name="P23" style:family="paragraph" style:parent-style-name="Standard">
      <style:paragraph-properties fo:text-align="center" style:justify-single-word="false" fo:break-before="page"/>
    </style:style>
    <style:style style:name="P24" style:family="paragraph" style:parent-style-name="Standard">
      <style:text-properties style:font-name="Calibri Light" fo:font-size="14pt" style:font-size-asian="14pt" style:font-name-complex="Calibri Light1" style:font-size-complex="14pt"/>
    </style:style>
    <style:style style:name="P25" style:family="paragraph" style:parent-style-name="Standard">
      <style:paragraph-properties fo:margin-left="0.635cm" fo:margin-right="0cm" fo:text-indent="0cm" style:auto-text-indent="false"/>
      <style:text-properties style:font-name="Calibri Light" fo:font-size="14pt" style:font-size-asian="14pt" style:font-name-complex="Calibri Light1" style:font-size-complex="14pt"/>
    </style:style>
    <style:style style:name="P26" style:family="paragraph" style:parent-style-name="Standard">
      <style:text-properties style:font-name="Calibri Light" fo:font-size="14pt" fo:language="en" fo:country="US" style:font-size-asian="14pt" style:font-name-complex="Calibri Light1" style:font-size-complex="14pt"/>
    </style:style>
    <style:style style:name="P27" style:family="paragraph" style:parent-style-name="Standard">
      <style:paragraph-properties fo:margin-left="0.635cm" fo:margin-right="0cm" fo:text-indent="0cm" style:auto-text-indent="false"/>
    </style:style>
    <style:style style:name="P2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Standard">
      <style:paragraph-properties fo:margin-left="0.635cm" fo:margin-right="0cm" fo:text-indent="0cm" style:auto-text-indent="false"/>
      <style:text-properties fo:font-weight="bold" style:font-weight-asian="bold" style:font-weight-complex="bold"/>
    </style:style>
    <style:style style:name="T1" style:family="text">
      <style:text-properties style:font-name="Calibri Light" fo:font-size="14pt" style:font-size-asian="14pt" style:font-name-complex="Calibri Light1" style:font-size-complex="14pt"/>
    </style:style>
    <style:style style:name="T2" style:family="text">
      <style:text-properties style:font-name="Calibri Light" fo:font-size="14pt" style:font-size-asian="14pt" style:font-name-complex="Calibri Light1" style:font-size-complex="14pt" fo:background-color="#c0c0c0"/>
    </style:style>
    <style:style style:name="T3" style:family="text">
      <style:text-properties style:font-name="Calibri Light" fo:font-size="14pt" fo:language="en" fo:country="US" style:font-size-asian="14pt" style:font-name-complex="Calibri Light1" style:font-size-complex="14pt"/>
    </style:style>
    <style:style style:name="T4" style:family="text">
      <style:text-properties style:font-name="Calibri Light" fo:font-size="14pt" fo:language="en" fo:country="US" style:font-size-asian="14pt" style:font-name-complex="Calibri Light1" style:font-size-complex="14pt" fo:background-color="#c0c0c0"/>
    </style:style>
    <style:style style:name="T5" style:family="text">
      <style:text-properties style:font-name="Calibri Light" fo:font-size="14pt" fo:language="en" fo:country="US" fo:font-style="italic" style:font-size-asian="14pt" style:font-style-asian="italic" style:font-name-complex="Calibri Light1" style:font-size-complex="14pt" style:font-style-complex="italic"/>
    </style:style>
    <style:style style:name="T6" style:family="text">
      <style:text-properties style:font-name="Calibri Light" fo:font-size="14pt" fo:language="en" fo:country="US" fo:font-weight="bold" style:font-size-asian="14pt" style:font-weight-asian="bold" style:font-name-complex="Calibri Light1" style:font-size-complex="14pt" style:font-weight-complex="bold"/>
    </style:style>
    <style:style style:name="T7" style:family="text">
      <style:text-properties style:font-name="Calibri Light" fo:font-size="14pt" fo:font-weight="bold" style:font-size-asian="14pt" style:font-weight-asian="bold" style:font-name-complex="Calibri Light1" style:font-size-complex="14pt" style:font-weight-complex="bold"/>
    </style:style>
    <style:style style:name="T8" style:family="text">
      <style:text-properties style:font-name="Calibri Light" fo:font-size="14pt" style:text-underline-style="solid" style:text-underline-width="auto" style:text-underline-color="font-color" style:font-size-asian="14pt" style:font-name-complex="Calibri Light1" style:font-size-complex="14pt"/>
    </style:style>
    <style:style style:name="T9" style:family="text">
      <style:text-properties style:font-name="Calibri Light" fo:font-size="14pt" fo:font-style="italic" style:font-size-asian="14pt" style:font-style-asian="italic" style:font-name-complex="Calibri Light1" style:font-size-complex="14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">Базы данных.</text:span></text:p>
      <text:p text:style-name="Standard"><text:span text:style-name="T1">Ульман Основы систем бд</text:span></text:p>
      <text:p text:style-name="Standard"><text:span text:style-name="T1">Видосы по бд мехмат мгу</text:span></text:p>
      <text:p text:style-name="Standard"><text:span text:style-name="T1">Предметная область – это область реального мира, использующая конкретную инф систему.</text:span></text:p>
      <text:p text:style-name="Standard"><text:span text:style-name="T1">Информация – абсолютно любые сведения о каком-либо событии, сфере, явлении, характерные для рассматриваемой предметной области.</text:span></text:p>
      <text:p text:style-name="Standard"><text:span text:style-name="T1">Данные – это информация, зафиксированная в определенной форме, пригодной для последующей хранения, обработки и передачи</text:span></text:p>
      <text:p text:style-name="Standard"><text:span text:style-name="T1">Файловая система – набор программ, которые выполняют для пользователя необходимые операции.</text:span></text:p>
      <text:p text:style-name="Standard"><text:span text:style-name="T1">Проблемы:</text:span></text:p>
      <text:list xml:id="list3566247640" text:style-name="WWNum1">
        <text:list-item>
          <text:p text:style-name="P1"><text:span text:style-name="T1">Разделение и изоляция данных.</text:span></text:p>
        </text:list-item>
        <text:list-item>
          <text:p text:style-name="P1"><text:span text:style-name="T1">Дублирование данных.</text:span></text:p>
        </text:list-item>
        <text:list-item>
          <text:p text:style-name="P1"><text:span text:style-name="T1">Зависимости от данных.</text:span></text:p>
        </text:list-item>
        <text:list-item>
          <text:p text:style-name="P1"><text:span text:style-name="T1">Не совместимость форматов файлов.</text:span></text:p>
        </text:list-item>
        <text:list-item>
          <text:p text:style-name="P1"><text:span text:style-name="T1">Фиксированные запросы.</text:span></text:p>
        </text:list-item>
      </text:list>
      <text:p text:style-name="Standard"><text:span text:style-name="T1">Факторы:</text:span></text:p>
      <text:list xml:id="list238129669" text:style-name="WWNum2">
        <text:list-item>
          <text:p text:style-name="P2"><text:span text:style-name="T1">Хранение данных в самой программе</text:span></text:p>
        </text:list-item>
        <text:list-item>
          <text:p text:style-name="P2"><text:span text:style-name="T1">Не было инструментов для работы с данными</text:span></text:p>
        </text:list-item>
      </text:list>
      <text:p text:style-name="Standard"><text:span text:style-name="T1">БД – это совокупность специальным образом организованных данных хранимых в памяти ВС и отображающих состояние объектов, и их взаимосвязей в рассматриваемой предметной области.</text:span></text:p>
      <text:p text:style-name="Standard"><text:span text:style-name="T1">БД не может существовать сама по себе нужна СУБД</text:span></text:p>
      <text:p text:style-name="Standard"><text:span text:style-name="T1">СУБД – программное обеспечение, с помощью которого пользователи могут определять, создавать и поддерживать БД, а также осуществлять к ней контролируемый доступ.</text:span></text:p>
      <text:p text:style-name="Standard"><text:span text:style-name="T1">Строилась на ней две системы</text:span></text:p>
      <text:p text:style-name="Standard"><text:span text:style-name="T1">Файл - сервер</text:span></text:p>
      <text:p text:style-name="Standard"><text:span text:style-name="T1">Клиент – сервер</text:span></text:p>
      <text:p text:style-name="Standard"><text:span text:style-name="T1">Архитектура БД </text:span></text:p>
      <text:p text:style-name="Standard"><text:soft-page-break/><text:span text:style-name="T1">Фотка 2</text:span></text:p>
      <text:p text:style-name="Standard"><text:span text:style-name="T1">Внешний и концептуальный – являются логическими</text:span></text:p>
      <text:p text:style-name="Standard"><text:span text:style-name="T1">Внутренний – является физическим </text:span></text:p>
      <text:p text:style-name="Standard"><text:span text:style-name="T1">Целью данной 3х уровневой архитектуры является отделение пользовательского преставления БД от ее физического.</text:span></text:p>
      <text:p text:style-name="Standard"><text:span text:style-name="T1">Концептуальная модель включает:</text:span></text:p>
      <text:list xml:id="list1140213235" text:style-name="WWNum3">
        <text:list-item>
          <text:p text:style-name="P3"><text:span text:style-name="T1">Сущности, атрибуты и связи между собой</text:span></text:p>
        </text:list-item>
        <text:list-item>
          <text:p text:style-name="P3"><text:span text:style-name="T1">Накладываемы на данные ограничения</text:span></text:p>
        </text:list-item>
        <text:list-item>
          <text:p text:style-name="P3"><text:span text:style-name="T1">Схематически информация о данных </text:span></text:p>
        </text:list-item>
      </text:list>
      <text:p text:style-name="Standard"><text:span text:style-name="T1">На внутреннем уровне БД представляется в виде совокупности хранимых файлов, для которых известна структура хранимых записей, определены служебные поля реализующие связи между записями определены методы доступа СУБД к этим записям.</text:span></text:p>
      <text:p text:style-name="Standard"><text:span text:style-name="T1">Внешний уровень, который разделяется на несколько преставлений для каждого пользователя имеется свое собственное представление БД и содержит только те сущности, атрибуты и связи между ними, которые нужны конкретному пользователю.</text:span></text:p>
      <text:p text:style-name="Standard"><text:span text:style-name="T1">Логическая независимость от данных, то есть полную защищенность внешних схем от изменений концептуальной схемы.</text:span></text:p>
      <text:p text:style-name="Standard"><text:span text:style-name="T1">Физическая независимость от данных, то есть защищенность концептуальной модели от изменений вносимых во внутреннею модель.</text:span></text:p>
      <text:p text:style-name="P20"><text:span text:style-name="T1">Функции СУБД</text:span></text:p>
      <text:list xml:id="list1173310093" text:style-name="WWNum4">
        <text:list-item>
          <text:p text:style-name="P4"><text:span text:style-name="T1">Непосредственное управление данными во внешней памяти;</text:span></text:p>
        </text:list-item>
        <text:list-item>
          <text:p text:style-name="P4"><text:span text:style-name="T1">Управление буферами ОЗУ;</text:span></text:p>
        </text:list-item>
        <text:list-item>
          <text:p text:style-name="P4"><text:span text:style-name="T1">Управление транзакциями;</text:span></text:p>
        </text:list-item>
      </text:list>
      <text:p text:style-name="List_20_Paragraph"><text:span text:style-name="T1">Транзакция – это последовательность операций над БД рассматриваемых СУБД как единое целое.</text:span></text:p>
      <text:list xml:id="list121127497567506" text:continue-numbering="true" text:style-name="WWNum4">
        <text:list-item>
          <text:p text:style-name="P4"><text:span text:style-name="T1">Журнализация – это особая часть БД не доступная пользователям СУБД и поддерживаемая особой тщательностью, в которую поступают записи обо всех изменениях БД;</text:span></text:p>
        </text:list-item>
      </text:list>
      <text:p text:style-name="List_20_Paragraph"><text:span text:style-name="T1">Под надёжностью хранения данных будем понимать, что СУБД должна быть в состоянии восстановить последнее согласованное состояние БД после любого программного или аппаратного сбоя.</text:span></text:p>
      <text:list xml:id="list121126090186586" text:continue-numbering="true" text:style-name="WWNum4">
        <text:list-item>
          <text:p text:style-name="P4"><text:span text:style-name="T1">Поддержка языков БД;</text:span></text:p>
        </text:list-item>
        <text:list-item>
          <text:p text:style-name="P4"><text:soft-page-break/><text:span text:style-name="T1">Поддержка словаря данных – метаданные.</text:span></text:p>
        </text:list-item>
      </text:list>
      <text:p text:style-name="Standard"><text:span text:style-name="T1">Администратор БД – лицо или группа лиц, отвечающая за выработку требований к БД, ее проектирование, реализацию, эффективное использование и сопровождение. Включая управление учетными записями пользователей БД и защиту от несанкционированного доступа.</text:span></text:p>
      <text:p text:style-name="Standard"><text:span text:style-name="T1">Задачи администратора БД:</text:span></text:p>
      <text:list xml:id="list3768640229" text:style-name="WWNum5">
        <text:list-item>
          <text:p text:style-name="P5"><text:span text:style-name="T1">Определение концептуальной модели;</text:span></text:p>
        </text:list-item>
        <text:list-item>
          <text:p text:style-name="P5"><text:span text:style-name="T1">Определение внутренней модели;</text:span></text:p>
        </text:list-item>
        <text:list-item>
          <text:p text:style-name="P5"><text:span text:style-name="T1">Взаимодействие с пользователями;</text:span></text:p>
        </text:list-item>
        <text:list-item>
          <text:p text:style-name="P5"><text:span text:style-name="T1">Определение правил безопасности и целостности данных;</text:span></text:p>
        </text:list-item>
        <text:list-item>
          <text:p text:style-name="P5"><text:span text:style-name="T1">Координация всех действий по проектированию БД;</text:span></text:p>
        </text:list-item>
        <text:list-item>
          <text:p text:style-name="P5"><text:span text:style-name="T1">Определение процедур резервного копирования и восстановления;</text:span></text:p>
        </text:list-item>
        <text:list-item>
          <text:p text:style-name="P5"><text:span text:style-name="T1">Ведение словаря данных;</text:span></text:p>
        </text:list-item>
        <text:list-item>
          <text:p text:style-name="P5"><text:span text:style-name="T1">Управление производительностью и реагирование на изменяющиеся потребности.</text:span></text:p>
        </text:list-item>
      </text:list>
      <text:p text:style-name="P24"/>
      <text:p text:style-name="P21"><text:span text:style-name="T1">Лекция 2.</text:span></text:p>
      <text:p text:style-name="P27"><text:span text:style-name="T1">Инфологический аспект проектирования – какой-то логический аспект данных, не зависимый от физического расположения данных. </text:span></text:p>
      <text:p text:style-name="P27"><text:span text:style-name="T1">На этапе инфологического проектирования:</text:span></text:p>
      <text:list xml:id="list3146237250" text:style-name="WWNum6">
        <text:list-item>
          <text:p text:style-name="P6"><text:span text:style-name="T1">О каких объектах, событиях реального мира требуется накапливать и обрабатывать информацию в системе .</text:span></text:p>
        </text:list-item>
        <text:list-item>
          <text:p text:style-name="P6"><text:span text:style-name="T1">Какие их хар-ки и взаимосвязи необходимо учитывать в системе</text:span></text:p>
        </text:list-item>
        <text:list-item>
          <text:p text:style-name="P6"><text:span text:style-name="T1">Уточняются все вводимые в информационную систему понятия об объектах их характеристиках </text:span></text:p>
        </text:list-item>
      </text:list>
      <text:p text:style-name="P27"><text:span text:style-name="T1">Датологической аспект проектирования БД употребляется при рассмотрении вопросов представления данных в памяти инф системы.</text:span></text:p>
      <text:p text:style-name="P27"><text:span text:style-name="T1">При датологическом проектировании учитывая возможности имеющийся средств ввода, хранения и обработки информации разрабатываются соответствующие формы представления информации в системе, а также приводятся модели и методы представления и преобразования данных, формулируются правила их смысловой интерпретации.</text:span></text:p>
      <text:p text:style-name="P22"><text:span text:style-name="T1">Процесс проектирования</text:span></text:p>
      <text:p text:style-name="P27"><text:span text:style-name="T1">Модель сущность-связь — это неформальная модель предметной области, которая используется на инфологическом этапе.</text:span></text:p>
      <text:p text:style-name="P27"><text:span text:style-name="T1">Основным назначением модели является семантическое описание предметной области и представление информации для обоснования выбора видов моделей и структур данных.</text:span></text:p>
      <text:p text:style-name="P27"><text:span text:style-name="T1">Сущность – собирательное понятие, некоторая абстракция реально существующего объекта, процесса или явления, о котором необходимо хранить информацию в системе.</text:span></text:p>
      <text:p text:style-name="P27"><text:span text:style-name="T1">Виды сущностей – слабые и сильные</text:span></text:p>
      <text:p text:style-name="P27"><text:span text:style-name="T1">Слабые – сущность существование которой зависит от какой-то другой. - прямоугольник</text:span></text:p>
      <text:p text:style-name="P27"><text:span text:style-name="T1">Сильная – существование которой не зависит от другой. <text:s/>- Прямоугольник в прямоугольнике</text:span></text:p>
      <text:p text:style-name="P22"><text:span text:style-name="T1">Схема 1 – виды сущностей</text:span></text:p>
      <text:p text:style-name="P27"><text:span text:style-name="T1">Атрибут – поименовав хар-ка сущности, которая принимает значения из некоторого множества. </text:span></text:p>
      <text:p text:style-name="P27"><text:soft-page-break/><text:span text:style-name="T1">Доме - Множество значений, которое может принимать атрибут</text:span></text:p>
      <text:p text:style-name="P27"><text:span text:style-name="T1">Атрибуты могут быть:</text:span></text:p>
      <text:list xml:id="list121126200491205" text:continue-list="list1140213235" text:style-name="WWNum3">
        <text:list-item>
          <text:p text:style-name="P3"><text:span text:style-name="T1">Однозначный – атрибут для данной конкретной сущности может принимать только одно значение. (Овал)</text:span></text:p>
        </text:list-item>
        <text:list-item>
          <text:p text:style-name="P3"><text:span text:style-name="T1">Многозначный - атрибут для данной конкретной сущности может принимать множество значений. (Двойной овал)</text:span></text:p>
        </text:list-item>
        <text:list-item>
          <text:p text:style-name="P3"><text:span text:style-name="T1">Производный – атрибут, который может принимать значения от другого связанного с ним атрибута. (Пунктирный овал)</text:span></text:p>
        </text:list-item>
        <text:list-item>
          <text:p text:style-name="P3"><text:span text:style-name="T1">Ключи</text:span></text:p>
        </text:list-item>
      </text:list>
      <text:p text:style-name="P24"/>
      <text:p text:style-name="P27"><text:span text:style-name="T1">Ключ – это элемент данных позволяющий уникально идентифицировать отдельные экземпляры некоторой сущности.</text:span></text:p>
      <text:list xml:id="list121125961814337" text:continue-numbering="true" text:style-name="WWNum3">
        <text:list-item>
          <text:p text:style-name="P3"><text:span text:style-name="T1">Потенциальный ключ – уникальный атрибут или набор атрибутов, который идентифицирует сущность </text:span></text:p>
        </text:list-item>
        <text:list-item>
          <text:p text:style-name="P3"><text:span text:style-name="T1">Составной ключ – потенциальный ключ, который состоит из двух или более атрибутов.</text:span></text:p>
        </text:list-item>
        <text:list-item>
          <text:p text:style-name="P3"><text:span text:style-name="T1">Первичный ключ – потенциальный ключ, который выбран в виде первичного ключа.</text:span></text:p>
        </text:list-item>
      </text:list>
      <text:p text:style-name="Standard"><text:span text:style-name="T1">Связь – это осмысленна ассоциация между двумя сущностями. <text:s/>(Ромбик) Если соединяет слабую сущность, то ромбик двойно.</text:span></text:p>
      <text:p text:style-name="Standard"><text:span text:style-name="T1">Степень связи – кол-во связей между сущностями. </text:span></text:p>
      <text:p text:style-name="Standard"><text:span text:style-name="T1">Показатель кардинальности связи – описывает кол-во возможных связей для каждой из сущности участниц. <text:s/>(1:1 1:</text:span><text:span text:style-name="T3">N</text:span><text:span text:style-name="T1"> </text:span><text:span text:style-name="T3">N</text:span><text:span text:style-name="T1">:</text:span><text:span text:style-name="T3">N</text:span><text:span text:style-name="T1">)</text:span></text:p>
      <text:p text:style-name="Standard"><text:span text:style-name="T1">1:1 – определяет такой тип связи между двумя сущностями, когда каждому экземпляру сущности А соответствует один и только один экземпляр сущности Б и наоборот.</text:span></text:p>
      <text:p text:style-name="Standard"><text:span text:style-name="T1">1:</text:span><text:span text:style-name="T3">N</text:span><text:span text:style-name="T1"> – определяет такой тип связи между сущностями А и Б, когда каждому экземпляру сущности А может соответствовать один или несколько экземпляров сущности Б.</text:span></text:p>
      <text:p text:style-name="Standard"><text:span text:style-name="T3">N</text:span><text:span text:style-name="T1">:</text:span><text:span text:style-name="T3">N</text:span><text:span text:style-name="T1"> – определяет такой тип связи сущностей А и Б, при котором каждому экземпляру сущности может соответствовать один или более экземпляров сущности Б.</text:span></text:p>
      <text:p text:style-name="P24"/>
      <text:p text:style-name="Standard"><text:soft-page-break/><text:span text:style-name="T1">Модель данных – можно представить в виде:</text:span></text:p>
      <text:list xml:id="list185915887" text:style-name="WWNum7">
        <text:list-item>
          <text:p text:style-name="P7"><text:span text:style-name="T1">Логическая структура данных – способ организации связей между элементами данных.</text:span></text:p>
        </text:list-item>
        <text:list-item>
          <text:p text:style-name="P7"><text:span text:style-name="T1">Набор допустимых операций по манипулированию данными для принятой логической структуры.</text:span></text:p>
        </text:list-item>
        <text:list-item>
          <text:p text:style-name="P7"><text:span text:style-name="T1">Правила поддержки целостности или не противоречивости данных для выбранной логической структуры.</text:span></text:p>
        </text:list-item>
      </text:list>
      <text:p text:style-name="Standard"><text:span text:style-name="T1">Модели данных</text:span></text:p>
      <text:list xml:id="list3353527475" text:style-name="WWNum8">
        <text:list-item>
          <text:p text:style-name="P8"><text:span text:style-name="T1">Иерархическая – на основе древовидная</text:span></text:p>
        </text:list-item>
        <text:list-item>
          <text:p text:style-name="P8"><text:span text:style-name="T1">Сетевая – на основе графов </text:span></text:p>
        </text:list-item>
        <text:list-item>
          <text:p text:style-name="P8"><text:span text:style-name="T1">Реляционная – на основе таблиц </text:span></text:p>
        </text:list-item>
        <text:list-item>
          <text:p text:style-name="P8"><text:span text:style-name="T1">Постреляционная – таблицы с возможностью вложения таблиц в таблицы </text:span></text:p>
        </text:list-item>
        <text:list-item>
          <text:p text:style-name="P8"><text:span text:style-name="T1">ООПешная – на основе принципов ООП</text:span></text:p>
        </text:list-item>
        <text:list-item>
          <text:p text:style-name="P8"><text:span text:style-name="T1">Документно-ориентированные</text:span></text:p>
        </text:list-item>
      </text:list>
      <text:p text:style-name="P20"><text:span text:style-name="T7">Иерархическая модель</text:span><text:span text:style-name="T1">.</text:span></text:p>
      <text:p text:style-name="Standard"><text:span text:style-name="T1">В СУБД иерархическая типа информация представлена в виде деревьев, узлами которых являются записи. Корневая запись для каждого экземпляра дерева обязательно должная содержать ключ с уникальным значением. Ключи не корневых записей должны иметь уникальные значения только в рамках данного экземпляра дерева. Каждая запись идентифицируется полным сцепленным ключом, то есть совокупностью ключей всех записей начиная от корневой по иерархическом пути. </text:span></text:p>
      <text:p text:style-name="Standard"><text:span text:style-name="T1">Каждый экземпляр дерева называется групповым отношение. </text:span></text:p>
      <text:p text:style-name="Standard"><text:span text:style-name="T1">Корневая – владельцем группового отношения, остальные дочерние</text:span></text:p>
      <text:p text:style-name="Standard"><text:span text:style-name="T1">Эта модель реализует отношение 1:</text:span><text:span text:style-name="T3">N</text:span><text:span text:style-name="T1">, между исходной и дочерней записью.</text:span></text:p>
      <text:p text:style-name="Standard"><text:span text:style-name="T1">В этих БД поддерживается целостность связей между владельцами и членами группового отношения.</text:span></text:p>
      <text:p text:style-name="Standard"><text:span text:style-name="T1">Недостатки:</text:span></text:p>
      <text:list xml:id="list121126814465425" text:continue-list="list121125961814337" text:style-name="WWNum3">
        <text:list-item>
          <text:p text:style-name="P3"><text:span text:style-name="T1">Возникает дублирование информации при реализации отношения </text:span><text:span text:style-name="T3">N</text:span><text:span text:style-name="T1">:</text:span><text:span text:style-name="T3">N</text:span></text:p>
        </text:list-item>
        <text:list-item>
          <text:p text:style-name="P3"><text:span text:style-name="T1">Не эффективный поиск от узла к корню </text:span></text:p>
        </text:list-item>
      </text:list>
      <text:p text:style-name="P20"><text:span text:style-name="T7">Сетевая модель.</text:span></text:p>
      <text:p text:style-name="Standard"><text:soft-page-break/><text:span text:style-name="T1">Состоит из множества записей, которые могут быть владельцами или членами групповых отношений.</text:span></text:p>
      <text:p text:style-name="Standard"><text:span text:style-name="T1">Основное различие от иерархической модели состоит в том, что запись может быть членом более одного группового отношения.</text:span></text:p>
      <text:p text:style-name="Standard"><text:span text:style-name="T1">Достоинство данной модели является отсутствие дублирования информации.</text:span></text:p>
      <text:p text:style-name="Standard"><text:span text:style-name="T1">Недостаток — это ее чрезмерная сложность, что приводит к сложностям администрирования. Например, сложность восстановления поврежденных данных. Медленные некоторые запросы.</text:span></text:p>
      <text:p text:style-name="P20"><text:span text:style-name="T7">Реляционная модель.</text:span></text:p>
      <text:p text:style-name="Standard"><text:span text:style-name="T1">В реляционной модели достигается более высокий уровень абстракции данных чем сетевой или иерархической.</text:span></text:p>
      <text:p text:style-name="Standard"><text:span text:style-name="T1">Реляционная модель представляет средства описания данных на основе только их естественной структуры без потребности введения какой-либо дополнительной структуры для целей машинного представления. То есть представление данных в ней не зависит от способа их физической организации. </text:span></text:p>
      <text:p text:style-name="Standard"><text:span text:style-name="T1">Основным логическим объектом для хранения данных является таблица. Для организации связей между данными различных таблиц используются их общие столбцы.</text:span></text:p>
      <text:p text:style-name="P20"><text:span text:style-name="T7">Пост реляционная модель.</text:span></text:p>
      <text:p text:style-name="Standard"><text:span text:style-name="T1">Содержит в основе своей реляционную модель дополненную возможность создания вложенных таблиц.</text:span></text:p>
      <text:p text:style-name="Standard"><text:span text:style-name="T1">Однако использование используется довольно редко т. к. СУБД не гарантирует быструю работу с такими таблицами. </text:span></text:p>
      <text:p text:style-name="P20"><text:span text:style-name="T1">ОО-модель.</text:span></text:p>
      <text:p text:style-name="Standard"><text:span text:style-name="T1">Отсутствие строгой математической модели ОО-БД.</text:span></text:p>
      <text:p text:style-name="Standard"><text:span text:style-name="T1">Наличие огромного наличие данных в реляционных БД и существенных затраты на их конвертацию.</text:span></text:p>
      <text:p text:style-name="Standard"><text:span text:style-name="T1">Многие СУБД на сегодняшний день позиционируются как объектно-реляционные. В их основе лежит реляционная модель, но дополненная возможность создания пользовательских типов столбцов с поддержки принципов инкапсуляцией и наследования.</text:span></text:p>
      <text:p text:style-name="P20"><text:span text:style-name="T1">Лекция 4</text:span></text:p>
      <text:p text:style-name="Standard"><text:soft-page-break/><text:span text:style-name="T1">Принципы реляционный баз данных:</text:span></text:p>
      <text:list xml:id="list3402657990" text:style-name="WWNum9">
        <text:list-item>
          <text:p text:style-name="P9"><text:span text:style-name="T1">Вся инфа логически представлена в виде таблиц;</text:span></text:p>
        </text:list-item>
        <text:list-item>
          <text:p text:style-name="P9"><text:span text:style-name="T1"><text:s/>Логический доступ к данным осуществляется: по имени таблицы, имени столбца и значение первичного ключа;</text:span></text:p>
        </text:list-item>
        <text:list-item>
          <text:p text:style-name="P9"><text:span text:style-name="T3">Null</text:span><text:span text:style-name="T1"> значение которые в реляционной логике как отсутствие данных (</text:span><text:span text:style-name="T3">NULL</text:span><text:span text:style-name="T1"> != “ ” != 0)</text:span></text:p>
        </text:list-item>
      </text:list>
      <text:p text:style-name="Standard"><text:span text:style-name="T1">В первичных и вторичных </text:span><text:span text:style-name="T3">null</text:span><text:span text:style-name="T1"> не может быть, во внешнем ключе может быть, но при создании таблицы </text:span><text:span text:style-name="T3">null</text:span><text:span text:style-name="T1"> можно запретить;</text:span></text:p>
      <text:list xml:id="list121126941594449" text:continue-list="list185915887" text:style-name="WWNum7">
        <text:list-item>
          <text:p text:style-name="P7"><text:span text:style-name="T1">Метаданные или описание структуры базы данных должны, как и все остальные значения должны храниться внутри БД;</text:span></text:p>
        </text:list-item>
        <text:list-item>
          <text:p text:style-name="P7"><text:span text:style-name="T1">Правило ссылочной целостности – все значение внешнего ключа должны быть согласованными со значениями первичного ключа;</text:span></text:p>
        </text:list-item>
        <text:list-item>
          <text:p text:style-name="P7"><text:span text:style-name="T1">Ссылочная целостность при выполнении любых управлений с данными должна контролироваться СУБД;</text:span></text:p>
        </text:list-item>
      </text:list>
      <text:p text:style-name="Standard"><text:span text:style-name="T1">В реляционной модели выделяется 3 части:</text:span></text:p>
      <text:p text:style-name="Standard"><text:span text:style-name="T1">Структурная </text:span></text:p>
      <text:p text:style-name="Standard"><text:span text:style-name="T1">Целостная </text:span></text:p>
      <text:p text:style-name="Standard"><text:span text:style-name="T1">Манипуляционная </text:span></text:p>
      <text:p text:style-name="P24"/>
      <text:p text:style-name="P28"><text:span text:style-name="T1">Структурная часть</text:span></text:p>
      <text:p text:style-name="Standard"><text:span text:style-name="T7">Атрибут</text:span><text:span text:style-name="T1"> определяется как именованный, атомарный элемент данных. Множество допустимых значений атрибута называется доменом. Сравнивать между собой атрибуты можно лишь определённых на одинаковых доменах.</text:span></text:p>
      <text:p text:style-name="Standard"><text:span text:style-name="T7">Схема отношения</text:span><text:span text:style-name="T1"> – это именованное множество упорядоченных пар (имя атрибута: имя домена). Соответственно, степенью называется мощность этого множества.</text:span></text:p>
      <text:p text:style-name="Standard"><text:span text:style-name="T7">Схема базы данных</text:span><text:span text:style-name="T1"> – это набор именованных схем отношений.</text:span></text:p>
      <text:p text:style-name="Standard"><text:span text:style-name="T7">Кортеж</text:span><text:span text:style-name="T1"> – соответствующий данной схеме отношений это множество упорядоченных пар (имя атрибута: значение атрибута), которое содержит по одному вхождению каждого имени атрибута принадлежащего схеме отношения. Значение атрибута является допустимых значений определённого в домене.</text:span></text:p>
      <text:p text:style-name="Standard"><text:soft-page-break/><text:span text:style-name="T1">Отношение — это множество картежей, соответствующих одной схеме отношения.</text:span></text:p>
      <text:list xml:id="list1305616815" text:style-name="WWNum10">
        <text:list-item>
          <text:p text:style-name="P10"><text:span text:style-name="T1">В отношении не может быть двух одинаковых картежей</text:span></text:p>
        </text:list-item>
        <text:list-item>
          <text:p text:style-name="P10"><text:span text:style-name="T1">Картежи не упорядочены </text:span></text:p>
        </text:list-item>
      </text:list>
      <text:p text:style-name="Standard"><text:span text:style-name="T1">Имена всех атрибутов в пределах одного отношения должны быть уникальными.</text:span></text:p>
      <text:p text:style-name="Standard"><text:span text:style-name="T1">Реляционная БД – это набор отношений, имена которых совпадают с именами схем отношений в схеме БД.</text:span></text:p>
      <text:p text:style-name="Standard"><text:span text:style-name="T1">Потенциальных кличем отношения – называют подмножество атрибутов отношения, которые удовлетворяют следующим свойствам:</text:span></text:p>
      <text:list xml:id="list632898442" text:style-name="WWNum11">
        <text:list-item>
          <text:p text:style-name="P11"><text:span text:style-name="T1">Уникальность </text:span></text:p>
        </text:list-item>
        <text:list-item>
          <text:p text:style-name="P11"><text:span text:style-name="T1">Без избыточности - (никакое подмножество потенциального ключа, не является в свою очередь потенциальным ключем)</text:span></text:p>
        </text:list-item>
      </text:list>
      <text:p text:style-name="Standard"><text:span text:style-name="T1">В случае, когда невозможно выделить атрибут в качестве первичного ключа, используется дополнительный атрибут – суррогатный ключ, который автоматические заполняется уникальными значениями и никогда не изменяется.</text:span></text:p>
      <text:p text:style-name="Standard"><text:span text:style-name="T1">Все потенциальные ключи, которые не являются основным – являются потенциальными и не могут быть </text:span><text:span text:style-name="T3">NULL</text:span><text:span text:style-name="T1">.</text:span></text:p>
      <text:p text:style-name="Standard"><text:span text:style-name="T1">Внешний ключе – такое подмножество атрибутов дочернего отношения, что для любого его не пустого значения обязательно найдется равное значение первичного ключа главного отношения.</text:span></text:p>
      <text:p text:style-name="P20"><text:span text:style-name="T1">Целостная часть</text:span></text:p>
      <text:p text:style-name="Standard"><text:span text:style-name="T7">Целостность данных</text:span><text:span text:style-name="T1"> – механизм поддержания БД в непротиворечивом состоянии, соответствующим динамично развивающийся предметной области.</text:span></text:p>
      <text:p text:style-name="Standard"><text:span text:style-name="T1"><text:s/>СУБД должна контролировать операции вставки, удалении и обновлении данных, и отказываться в выполнении операции если в ней производится попытка нарушить целостность БД.</text:span></text:p>
      <text:p text:style-name="Standard"><text:span text:style-name="T1">Набор определенных правил, устанавливающий допустимость значений данных и их связей называют правилами или ограничениями целостности. Они задаются и хранятся в словаре данных БД как один из элементов определения таблицы.</text:span></text:p>
      <text:p text:style-name="Standard"><text:soft-page-break/><text:span text:style-name="T1">Любое приложение, которое обращается к этой таблице должно придерживаться заданных правил. Их изменение может быть произведено только на уровне БД в целом, а не для отдельного приложения.</text:span></text:p>
      <text:p text:style-name="Standard"><text:span text:style-name="T1">Требование Целостность сущности заключается в следующем:</text:span></text:p>
      <text:list xml:id="list2186090751" text:style-name="WWNum12">
        <text:list-item>
          <text:p text:style-name="P12"><text:span text:style-name="T1">Каждый объект реального мира должен быть четко идентифицирован, каждое отношение должно иметь первичный ключ</text:span></text:p>
        </text:list-item>
        <text:list-item>
          <text:p text:style-name="P12"><text:span text:style-name="T1">Поддержание целостности сущности обеспечивается средствами СУБД и осуществляется с помощью следующих ограничений: при добавлении кортежей проверяется уникальность ПК и отсутствие в них </text:span><text:span text:style-name="T3">NULL</text:span><text:span text:style-name="T1"> значений, не позволяется изменения значений атрибутов входящих в ПК.</text:span></text:p>
        </text:list-item>
        <text:list-item>
          <text:p text:style-name="P12"><text:span text:style-name="T1">Все значения внешних ключей должны быть согласованны.</text:span></text:p>
        </text:list-item>
      </text:list>
      <text:p text:style-name="Standard"><text:span text:style-name="T1">При выполнении операции вставки ссылочная целостность (СЦ) контролируется только в случае наличии значения внешних ссылающихся на другие отношения. Если они отсутствуют, то операция вставки отклоняется.</text:span></text:p>
      <text:p text:style-name="Standard"><text:span text:style-name="T1">При выполнении операции удаления, простое удаление картежа приведет к наличию несогласованных значений внешних ключей во всех дочерних отношениях. </text:span></text:p>
      <text:p text:style-name="Standard"><text:span text:style-name="T1">Запретить удаление картежа в родительском отношении при наличии хотя бы одного ссылающегося картежа.</text:span></text:p>
      <text:p text:style-name="Standard"><text:span text:style-name="T1">При удалении картежа родительского отношения, каскадом удалять все ссылающиеся картежи, ссылающиеся на него дочернего отношения.</text:span></text:p>
      <text:p text:style-name="Standard"><text:span text:style-name="T1">При удалении картежа родительского отношения установить во всех ссылающихся картежах </text:span><text:span text:style-name="T3">NULL</text:span><text:span text:style-name="T1"> значения во внешних ключах, если они разрешены объявленной структурой нашей таблицы</text:span></text:p>
      <text:p text:style-name="Standard"><text:span text:style-name="T1">При удалении картежа родительского отношения установить во всех ссылающихся картежах дочернего отношения – значения по умолчанию, которые заданы при создании БД</text:span></text:p>
      <text:p text:style-name="P28"><text:span text:style-name="T1">Манипуляционная часть</text:span></text:p>
      <text:p text:style-name="Standard"><text:span text:style-name="T1">Реляционная алгебра и реляционные исчисления различаются степенью их процедурности. </text:span></text:p>
      <text:p text:style-name="Standard"><text:span text:style-name="T1">Запрос, представленный на языке реляционной алгебры, может быть вычислен, используя элементарные алгебраические операции с учетом их приоритетов и скобок.</text:span></text:p>
      <text:p text:style-name="Standard"><text:soft-page-break/><text:span text:style-name="T1">Формула реляционного исчисления только устанавливает условия, которым должны удовлетворять картежи результирующего отношения.</text:span></text:p>
      <text:p text:style-name="Standard"><text:span text:style-name="T1">Реляционные операции:</text:span></text:p>
      <text:p text:style-name="Standard"><text:span text:style-name="T7">Объединение</text:span><text:span text:style-name="T1">: </text:span><text:span text:style-name="T3">R</text:span><text:span text:style-name="T1">3 = помещаются все кортежи, которые есть </text:span><text:span text:style-name="T3">R</text:span><text:span text:style-name="T1">1 ИЛИ </text:span><text:span text:style-name="T3">R</text:span><text:span text:style-name="T1">2 </text:span></text:p>
      <text:p text:style-name="Standard"><text:span text:style-name="T7">Пересечение</text:span><text:span text:style-name="T1"> </text:span><text:span text:style-name="T3">R</text:span><text:span text:style-name="T1">3 = кортежи, которые есть в </text:span><text:span text:style-name="T3">R</text:span><text:span text:style-name="T1">1 И </text:span><text:span text:style-name="T3">R</text:span><text:span text:style-name="T1">2</text:span></text:p>
      <text:p text:style-name="Standard"><text:span text:style-name="T7">Разность</text:span><text:span text:style-name="T1"> </text:span><text:span text:style-name="T3">R</text:span><text:span text:style-name="T1">3 = кортежи, которые есть в </text:span><text:span text:style-name="T3">R</text:span><text:span text:style-name="T1">1, но нет в </text:span><text:span text:style-name="T3">R</text:span><text:span text:style-name="T1">2</text:span></text:p>
      <text:p text:style-name="Standard"><text:span text:style-name="T7">Декартово</text:span><text:span text:style-name="T1"> </text:span><text:span text:style-name="T7">произведение</text:span><text:span text:style-name="T1"> </text:span></text:p>
      <text:p text:style-name="Standard"><text:span text:style-name="T7">Проекция</text:span><text:span text:style-name="T1"> (отбор атрибутов отношения) </text:span><text:span text:style-name="T3">R</text:span><text:span text:style-name="T1">2 = подмножество </text:span><text:span text:style-name="T3">R</text:span><text:span text:style-name="T1">1</text:span></text:p>
      <text:p text:style-name="Standard"><text:span text:style-name="T7">Операция</text:span><text:span text:style-name="T1"> </text:span><text:span text:style-name="T7">селекция</text:span><text:span text:style-name="T1"> – это любое логическое выражение или условие отбора картежей, в состав которого входят имена атрибутов, операции и константы. В </text:span><text:span text:style-name="T3">R</text:span><text:span text:style-name="T1">2 включаются все картежи из </text:span><text:span text:style-name="T3">R</text:span><text:span text:style-name="T1">1 для которых это условие истина. При этом отношение </text:span><text:span text:style-name="T3">R</text:span><text:span text:style-name="T1">2 может не содержать ни одного картежа </text:span><text:span text:style-name="T3">R</text:span><text:span text:style-name="T1">1 или совпадать полностью.</text:span></text:p>
      <text:p text:style-name="Standard"><text:span text:style-name="T7">Соединение</text:span><text:span text:style-name="T1"> данная операция определена над двумя отношениями, у которых есть общие подмножество атрибутов. В отличии от декартового произведения склеиваются только те картеже </text:span><text:span text:style-name="T3">R</text:span><text:span text:style-name="T1">1 </text:span><text:span text:style-name="T3">R</text:span><text:span text:style-name="T1">2 у которых есть одно и тоже значение общего атрибута. Она эквивалента операции выборки из декартового произведения отношений </text:span><text:span text:style-name="T3">R</text:span><text:span text:style-name="T1">1 </text:span><text:span text:style-name="T3">R</text:span><text:span text:style-name="T1">2</text:span></text:p>
      <text:p text:style-name="Standard"><text:span text:style-name="T1">В результат операции сведения не входит картеж </text:span><text:span text:style-name="T3">R</text:span><text:span text:style-name="T1">1 </text:span><text:span text:style-name="T3">R</text:span><text:span text:style-name="T1">2 для которых не находиться общий атрибут.</text:span></text:p>
      <text:p text:style-name="Standard"><text:span text:style-name="T1">В </text:span><text:span text:style-name="T3">SQL</text:span><text:span text:style-name="T1"> могут существуют три вида соединения левая правая и полная </text:span></text:p>
      <text:p text:style-name="Standard"><text:span text:style-name="T1">В левом внешнем соединении, результат внутреннего соединения дополняется картежами отношения, стоящего слева </text:span></text:p>
      <text:p text:style-name="Standard"><text:span text:style-name="T1">В левом внешнем соединении, результат внутреннего соединения дополняется оставшимся картежами отношения, стоящего справа</text:span></text:p>
      <text:p text:style-name="Standard"><text:span text:style-name="T1">В полном внешнем соединении, результат внутреннего соединения дополняется все не связанные картежами дополненные неопределенными значениями.</text:span></text:p>
      <text:p text:style-name="P24"/>
      <text:p text:style-name="P23"><text:span text:style-name="T1">Лекция 5</text:span></text:p>
      <text:p text:style-name="Standard"><text:span text:style-name="T3">SQL</text:span><text:span text:style-name="T1"> делится на </text:span><text:span text:style-name="T3">DDL</text:span><text:span text:style-name="T1">, </text:span><text:span text:style-name="T3">DML</text:span><text:span text:style-name="T1">, </text:span><text:span text:style-name="T3">DCL</text:span><text:span text:style-name="T1">.</text:span></text:p>
      <text:p text:style-name="Standard"><text:span text:style-name="T1">Описание синтаксиса языка </text:span><text:span text:style-name="T3">SQL</text:span><text:span text:style-name="T1">:</text:span></text:p>
      <text:list xml:id="list1371509297" text:style-name="WWNum13">
        <text:list-item>
          <text:p text:style-name="P13"><text:span text:style-name="T1">Все ключевые слова прописываются - ПРОПИСНЫМИ, а имена, формируемые пользователем – строчными. </text:span></text:p>
        </text:list-item>
        <text:list-item>
          <text:p text:style-name="P13"><text:span text:style-name="T1">Все не обязательные элементы команды заключатся в квадратные скобки.</text:span></text:p>
        </text:list-item>
        <text:list-item>
          <text:p text:style-name="P13"><text:span text:style-name="T1">В тех случаях, где пробел может трактоваться не однозначно он заменяется нижним подчеркиванием.</text:span></text:p>
        </text:list-item>
        <text:list-item>
          <text:p text:style-name="P13"><text:span text:style-name="T1">При пропусках части команды используем многоточие.</text:span></text:p>
        </text:list-item>
      </text:list>
      <text:p text:style-name="P27"><text:span text:style-name="T1">Схем 1</text:span></text:p>
      <text:p text:style-name="P20"><text:span text:style-name="T1">Объекты БД</text:span></text:p>
      <text:list xml:id="list3340375696" text:style-name="WWNum14">
        <text:list-item>
          <text:p text:style-name="P14"><text:span text:style-name="T6">DATABASE</text:span><text:span text:style-name="T1"> – </text:span></text:p>
        </text:list-item>
        <text:list-item>
          <text:p text:style-name="P14"><text:span text:style-name="T6">SCHEME</text:span><text:span text:style-name="T1"> – часть базы данных в пределах которой все имена создаваемых объектов должны быть уникальны.</text:span></text:p>
        </text:list-item>
        <text:list-item>
          <text:p text:style-name="P14"><text:span text:style-name="T6">TABLE</text:span><text:span text:style-name="T3"> – </text:span><text:span text:style-name="T1">мультимножество строк.</text:span></text:p>
        </text:list-item>
        <text:list-item>
          <text:p text:style-name="P14"><text:span text:style-name="T6">INDEX</text:span><text:span text:style-name="T1"> – вспомогательный объект БД который служит для ускорения поиска данных. Хотя при этом замедляет операции вставки, удаления, обновление таблицы. Для потенциальных ключей индексы создаются автоматически.</text:span></text:p>
        </text:list-item>
        <text:list-item>
          <text:p text:style-name="P14"><text:span text:style-name="T6">VIEW</text:span><text:span text:style-name="T1"> – именованный запрос на выборку данных который хранится в БД и выполняется на сервере при любом обращении к нему по имени, создавая при этом виртуальную таблицу с результатами выборки.</text:span></text:p>
        </text:list-item>
        <text:list-item>
          <text:p text:style-name="P14"><text:span text:style-name="T6">PROCEDURE</text:span><text:span text:style-name="T1"> / </text:span><text:span text:style-name="T6">FUNCTION</text:span><text:span text:style-name="T1"> – данные объекты пишутся на языке процедурного расширения языка </text:span><text:span text:style-name="T3">SQL</text:span><text:span text:style-name="T1"> который дополняется его такими управляющими конструкциями языков высокого уровня как ветвления и циклы, и позволяется реализовать любые алгоритмы обработки данных. Хранимый код хранится на сервере и выполняется по запросу пользователя из клиентских приложений.</text:span></text:p>
        </text:list-item>
        <text:list-item>
          <text:p text:style-name="P14"><text:span text:style-name="T6">TRIGGER</text:span><text:span text:style-name="T1"> – особый вид хранимой процедуры которая запускается автоматически при наступлении определенных событий в БД. Стандартно триггеры привязываться к </text:span><text:span text:style-name="T3">DML</text:span><text:span text:style-name="T1">.</text:span></text:p>
        </text:list-item>
        <text:list-item>
          <text:p text:style-name="P14"><text:span text:style-name="T6">USER</text:span><text:span text:style-name="T1"> / </text:span><text:span text:style-name="T6">ROLE</text:span><text:span text:style-name="T1"> – хранятся пользователи и их права на выполнение различных действий в БД. Данные объекты служат для разграничения доступа к информации многочисленным пользователям к БД. Могут выполняться действия, которые прописаны.</text:span></text:p>
        </text:list-item>
      </text:list>
      <text:p text:style-name="P22"><text:soft-page-break/><text:span text:style-name="T1">Типы данных</text:span></text:p>
      <text:p text:style-name="P27"><text:span text:style-name="T1">Числовые типы данных: </text:span></text:p>
      <text:p text:style-name="P27"><text:span text:style-name="T1">Десятичные</text:span><text:span text:style-name="T3">: SMALLINT, INT, BIGINT, NUMERIC(p,s), FLOAT, DOUBLE, REAL, DOUBLE PROCESTION</text:span></text:p>
      <text:p text:style-name="P27"><text:span text:style-name="T1">Строки</text:span><text:span text:style-name="T3">: CHAR[(n)], VARCHAR(n)</text:span></text:p>
      <text:p text:style-name="P27"><text:span text:style-name="T1">Дата</text:span><text:span text:style-name="T3"> </text:span><text:span text:style-name="T1">и</text:span><text:span text:style-name="T3"> </text:span><text:span text:style-name="T1">время</text:span><text:span text:style-name="T3">: DATATIME, DATE, TIME, TIMESTAMP</text:span></text:p>
      <text:p text:style-name="P27"><text:span text:style-name="T1">Для больших объектов: </text:span><text:span text:style-name="T3">BLOB</text:span><text:span text:style-name="T1"> – для хранения не только структурированной информация, а для бинарной.</text:span></text:p>
      <text:p text:style-name="P25"/>
      <text:p text:style-name="P22"><text:span text:style-name="T1">Список ограничений</text:span></text:p>
      <text:p text:style-name="P27"><text:span text:style-name="T1">Ограничения позволяет задавать дополнительные условия проверки вводимых данных, которые СУБД проверяется автоматически.</text:span></text:p>
      <text:p text:style-name="P27"><text:span text:style-name="T1">Механизм ограничений позволяет поддерживать данных вне противоречивого состояния с соответствующем бизнес-правилам предметной области. </text:span></text:p>
      <text:p text:style-name="P27"><text:span text:style-name="T6">PRIMIRE</text:span><text:span text:style-name="T1"> </text:span><text:span text:style-name="T6">KEY</text:span><text:span text:style-name="T1"> – при задании ограничение первичного ключа любое значение проверяется на уникальность.</text:span></text:p>
      <text:p text:style-name="P27"><text:span text:style-name="T6">UNIQUE</text:span><text:span text:style-name="T1"> – ограничение уникальности.</text:span></text:p>
      <text:p text:style-name="P27"><text:span text:style-name="T6">REFERENCES</text:span><text:span text:style-name="T1"> (имя таблицы) – внешний ключ который задается для. Для значений внешнего ключа автоматически выполняется проверка на существование равного значение первичного ключа главной таблицы.</text:span></text:p>
      <text:p text:style-name="P27"><text:span text:style-name="T6">ON</text:span><text:span text:style-name="T3"> </text:span><text:span text:style-name="T6">DELETE</text:span></text:p>
      <text:p text:style-name="P27"><text:span text:style-name="T6">RESTRICT</text:span><text:span text:style-name="T3"> </text:span></text:p>
      <text:p text:style-name="P29"><text:span text:style-name="T3">CASCADE</text:span></text:p>
      <text:p text:style-name="P27"><text:span text:style-name="T6">SET</text:span><text:span text:style-name="T3"> </text:span><text:span text:style-name="T6">NULL</text:span></text:p>
      <text:p text:style-name="P27"><text:span text:style-name="T6">SET</text:span><text:span text:style-name="T1"> </text:span><text:span text:style-name="T6">DEFULT</text:span></text:p>
      <text:p text:style-name="P27"><text:span text:style-name="T6">CHECK</text:span><text:span text:style-name="T1"> – проверка некоторого условия при изменении данного столбца.</text:span></text:p>
      <text:p text:style-name="P25"/>
      <text:p text:style-name="P22"><text:span text:style-name="T1">Ограничения таблицы.</text:span></text:p>
      <text:p text:style-name="P27"><text:span text:style-name="T1">Используется, когда они затрагивают несколько столбцов </text:span></text:p>
      <text:p text:style-name="P27"><text:soft-page-break/><text:span text:style-name="T3">PRIMARY</text:span><text:span text:style-name="T1"> </text:span><text:span text:style-name="T3">KEY</text:span><text:span text:style-name="T1"> (список столбцов) составной первичный ключ</text:span></text:p>
      <text:p text:style-name="P27"><text:span text:style-name="T3">UNIQUE </text:span><text:span text:style-name="T1">(список столбцов)</text:span></text:p>
      <text:p text:style-name="P27"><text:span text:style-name="T1">И т.д.</text:span></text:p>
      <text:p text:style-name="P27"><text:span text:style-name="T1">Создание таблиц на основе других таблиц.</text:span></text:p>
      <text:p text:style-name="P27"><text:span text:style-name="T1">В данном способе новая таблица будет содержать такие же имена столбцов и их типы, но не будет иметь ее ограничения.</text:span></text:p>
      <text:p text:style-name="P25"/>
      <text:p text:style-name="P27"><text:span text:style-name="T1">Лекция 27.10</text:span></text:p>
      <text:p text:style-name="P25"/>
      <text:p text:style-name="P27"><text:span text:style-name="T1">Декартово произведение – операция, при которой каждая строка одной таблицы склеивается с каждой строкой другой таблицы. Обычно таблицы, связывающие с помощью этой операции, не имеют общих столбцов.</text:span></text:p>
      <text:p text:style-name="P27"><text:span text:style-name="T4">select * from students, marks</text:span></text:p>
      <text:p text:style-name="P27"><text:span text:style-name="T1">Результат – возвратить нам кол-во строк, равное произведению строк 1 табл на 2 табл.</text:span></text:p>
      <text:p text:style-name="P25"/>
      <text:p text:style-name="P27"><text:span text:style-name="T8">Внутреннее </text:span><text:span text:style-name="T1">(или естественное) соединение таблиц. </text:span></text:p>
      <text:p text:style-name="P27"><text:span text:style-name="T1">Таким способом, можно соединять только таблицы, имеющие общие столбцы. При выполнении данной операции соединяются строки таблиц, которые имеют общие значения в столбце связи. Такой способ соединения таблиц является реализацией отношения «1 ко многим», когда в качестве столбцов связи используется первичный ключ главной таблицы и внешний ключ подчиненной. Те строки главной таблицы, для которых нет связанных в подчиненной, при внутреннем соединении не попадут в результат запроса.</text:span></text:p>
      <text:list xml:id="list525057913" text:style-name="WWNum15">
        <text:list-item>
          <text:p text:style-name="P15"><text:span text:style-name="T1">Выборка из декартова произведения</text:span></text:p>
        </text:list-item>
      </text:list>
      <text:p text:style-name="List_20_Paragraph"><text:span text:style-name="T4">select students.name, marks.mark</text:span></text:p>
      <text:p text:style-name="List_20_Paragraph"><text:span text:style-name="T4"><text:tab/>from students, marks</text:span></text:p>
      <text:p text:style-name="List_20_Paragraph"><text:span text:style-name="T4"><text:tab/>where students.cod_st += marks. cod_st</text:span></text:p>
      <text:list xml:id="list121127861454371" text:continue-numbering="true" text:style-name="WWNum15">
        <text:list-item>
          <text:p text:style-name="P15"><text:span text:style-name="T1">Непосредственное соединение</text:span></text:p>
        </text:list-item>
      </text:list>
      <text:p text:style-name="List_20_Paragraph"><text:span text:style-name="T4">select students.name_st, marks.mark</text:span></text:p>
      <text:p text:style-name="List_20_Paragraph"><text:span text:style-name="T4"><text:tab/>from students join marks on</text:span></text:p>
      <text:p text:style-name="List_20_Paragraph"><text:span text:style-name="T4"><text:tab/>students.cod_st = marks.cod_st</text:span></text:p>
      <text:p text:style-name="Standard"><text:soft-page-break/><text:span text:style-name="T3"><text:tab/></text:span><text:span text:style-name="T1">Соединение таблиц необязательно должно выполняться по первичному и внешнему ключу. Любые 2 столбца, совпадающие по типу, могут быть использованы в условии соединения таблиц.</text:span></text:p>
      <text:p text:style-name="Standard"><text:span text:style-name="T1">Выборка из декартова произведения, пример:</text:span></text:p>
      <text:p text:style-name="Standard"><text:span text:style-name="T4">select st.cod_st, st.name, s.name_sub, m.mark</text:span></text:p>
      <text:p text:style-name="Standard"><text:span text:style-name="T4">from students st, subjects s, marks m</text:span></text:p>
      <text:p text:style-name="Standard"><text:span text:style-name="T4">where st.cod_st = m.cod_st and s.cod_st = m.cod_sub</text:span></text:p>
      <text:p text:style-name="P26"/>
      <text:p text:style-name="Standard"><text:span text:style-name="T1">Записать непосредственно</text:span><text:span text:style-name="T3">:</text:span></text:p>
      <text:p text:style-name="Standard"><text:span text:style-name="T4">select st.cod_st, st.name, s.name_sub, m.mark</text:span></text:p>
      <text:p text:style-name="Standard"><text:span text:style-name="T4">from students st join marks on st.cod_st = m.cod_st</text:span></text:p>
      <text:p text:style-name="Standard"><text:span text:style-name="T4">join subjects s.cod_sub = m.cod_sub</text:span><text:span text:style-name="T3"> </text:span></text:p>
      <text:p text:style-name="P26"/>
      <text:p text:style-name="Standard"><text:span text:style-name="T1">При внешнем соединении таблиц, в отличие от внутреннего, в результат выборки попадают не только все связанные строки обеих таблиц, но и строки одной из таблиц или обеих, для которых нет связанных в другой таблице. При недостающих присваивается значение </text:span><text:span text:style-name="T3">NULL</text:span></text:p>
      <text:p text:style-name="Standard"><text:span text:style-name="T1">Левое внешнее соединение, правое внешнее и</text:span></text:p>
      <text:p text:style-name="Standard"><text:span text:style-name="T3">…</text:span></text:p>
      <text:p text:style-name="P26"/>
      <text:p text:style-name="Standard"><text:span text:style-name="T7">Вложенные запросы.</text:span></text:p>
      <text:p text:style-name="Standard"><text:span text:style-name="T1">Это запросы, которые находятся в теле другого запроса. Они могут использоваться в следующих секциях:</text:span></text:p>
      <text:list xml:id="list3784851153" text:style-name="WWNum16">
        <text:list-item>
          <text:p text:style-name="P16"><text:span text:style-name="T1">После </text:span><text:span text:style-name="T3">from</text:span></text:p>
        </text:list-item>
        <text:list-item>
          <text:p text:style-name="P16"><text:span text:style-name="T1">В секции </text:span><text:span text:style-name="T3">where</text:span></text:p>
        </text:list-item>
        <text:list-item>
          <text:p text:style-name="P16"><text:span text:style-name="T3">having</text:span></text:p>
        </text:list-item>
        <text:list-item>
          <text:p text:style-name="P16"><text:span text:style-name="T1">После </text:span><text:span text:style-name="T3">select</text:span></text:p>
        </text:list-item>
      </text:list>
      <text:p text:style-name="P17"/>
      <text:p text:style-name="P17"/>
      <text:p text:style-name="P17"/>
      <text:p text:style-name="P17"/>
      <text:p text:style-name="P17"/>
      <text:list xml:id="list495489824" text:style-name="WWNum19">
        <text:list-item>
          <text:p text:style-name="P19"><text:soft-page-break/><text:span text:style-name="T1">Тело вложенного запроса заключаем в скобки</text:span></text:p>
        </text:list-item>
        <text:list-item>
          <text:p text:style-name="P19"><text:span text:style-name="T1">Вложенные запросы могут содержать другие вложенные запросы, при этом выполнение запроса начинается с выполнения самого глубокого по вложенности запроса, заканчивая внешним</text:span></text:p>
        </text:list-item>
      </text:list>
      <text:p text:style-name="P18"/>
      <text:p text:style-name="Standard"><text:span text:style-name="T1">Пример использования вложенного запроса</text:span></text:p>
      <text:p text:style-name="Standard"><text:span text:style-name="T4">select MIN(avg_mark), MAX(avg_mark) </text:span></text:p>
      <text:p text:style-name="Standard"><text:span text:style-name="T4">from (select AVF(mark) <text:s/>avg_mark from marks group by cod_st)</text:span></text:p>
      <text:p text:style-name="P26"/>
      <text:p text:style-name="Standard"><text:span text:style-name="T1">Второй пример: Как альтернатива соединения таблиц в запросах</text:span></text:p>
      <text:p text:style-name="Standard"><text:span text:style-name="T4">select mark from marks</text:span></text:p>
      <text:p text:style-name="Standard"><text:span text:style-name="T4">where cod_st in</text:span><text:span text:style-name="T3"> #</text:span><text:span text:style-name="T1">нашли</text:span><text:span text:style-name="T3"> </text:span><text:span text:style-name="T1">оценку</text:span></text:p>
      <text:p text:style-name="Standard"><text:span text:style-name="T4">(select cod_st from students where</text:span></text:p>
      <text:p text:style-name="Standard"><text:span text:style-name="T4">name</text:span><text:span text:style-name="T2">_</text:span><text:span text:style-name="T4">st</text:span><text:span text:style-name="T2"> = ‘Иванов’)</text:span><text:span text:style-name="T1"> #Нашли </text:span><text:span text:style-name="T3">id</text:span><text:span text:style-name="T1"> иванова</text:span></text:p>
      <text:p text:style-name="Standard"><text:span text:style-name="T4">AND cod_sub in</text:span></text:p>
      <text:p text:style-name="Standard"><text:span text:style-name="T4">(select cod_sub from subjects</text:span></text:p>
      <text:p text:style-name="Standard"><text:span text:style-name="T4">where name_sub = ‘</text:span><text:span text:style-name="T2">Математика</text:span><text:span text:style-name="T4">’)</text:span><text:span text:style-name="T3"> #</text:span><text:span text:style-name="T1">нашли</text:span><text:span text:style-name="T3"> ID </text:span><text:span text:style-name="T1">математики</text:span></text:p>
      <text:p text:style-name="P24"/>
      <text:p text:style-name="Standard"><text:span text:style-name="T1">Попробуем найти студентов, у которых есть максимальный или минимальный балл:<text:line-break/></text:span></text:p>
      <text:p text:style-name="Standard"><text:span text:style-name="T4">select name_st from students where cod_st</text:span></text:p>
      <text:p text:style-name="Standard"><text:span text:style-name="T4">(select cod_st from marks groupby cod_st having</text:span></text:p>
      <text:p text:style-name="Standard"><text:span text:style-name="T4">avg(mark) = (select MAX(avg mark) from</text:span></text:p>
      <text:p text:style-name="Standard"><text:span text:style-name="T4">(select AVG(mark) from marks groupby cod_st)))</text:span></text:p>
      <text:p text:style-name="P26"/>
      <text:p text:style-name="Standard"><text:span text:style-name="T1">Использование в качестве вычисляемых столбцов в команде </text:span><text:span text:style-name="T5">select</text:span></text:p>
      <text:p text:style-name="Standard"><text:span text:style-name="T3">select cod_st, name_st,</text:span></text:p>
      <text:p text:style-name="Standard"><text:span text:style-name="T3">(select AVG(mark) from marks</text:span></text:p>
      <text:p text:style-name="Standard"><text:soft-page-break/><text:span text:style-name="T3">where cod_st students.cod_st) </text:span></text:p>
      <text:p text:style-name="Standard"><text:span text:style-name="T3">from students big_mark</text:span></text:p>
      <text:p text:style-name="Standard"><text:span text:style-name="T1">Вложенный запрос должен возвращать 1 значение для каждой строки внешнего запроса.</text:span></text:p>
      <text:p text:style-name="P24"/>
      <text:p text:style-name="Standard"><text:span text:style-name="T1">Вложенные запросы, которые не используют данные внешнего запроса, называются </text:span><text:span text:style-name="T7">некореллированными. </text:span><text:span text:style-name="T1">Такие вложенные запросы выполняются 1 раз и их результаты используются во внешнем запросе в качестве констант.</text:span></text:p>
      <text:p text:style-name="Standard"><text:span text:style-name="T1">А те, которые используют данные внешнего запроса – </text:span><text:span text:style-name="T7">кореллированные.</text:span><text:span text:style-name="T1"> Особенность в том, что они выполняются каждый раз для каждой строки внешнего запроса. Они сильно влияют на производительность, их стоит избегать.</text:span></text:p>
      <text:p text:style-name="Standard"><text:span text:style-name="T1">Есть конструкции, которые тоже можно использовать в </text:span><text:span text:style-name="T3">select</text:span><text:span text:style-name="T1">`ах. Это ключевые слова </text:span><text:span text:style-name="T5">ALL</text:span><text:span text:style-name="T1"> и </text:span><text:span text:style-name="T5">ANY</text:span><text:span text:style-name="T9">. </text:span><text:span text:style-name="T1">Употребляются в секциях </text:span><text:span text:style-name="T3">where </text:span><text:span text:style-name="T1">и </text:span><text:span text:style-name="T3">having</text:span><text:span text:style-name="T1">.</text:span></text:p>
      <text:p text:style-name="P26"/>
      <text:p text:style-name="Standard"><text:span text:style-name="T3">ALL</text:span><text:span text:style-name="T1"> проверяет что все результаты запросы (например) равны чему-то. В нашем случае, у которых все оценки равны 4. </text:span></text:p>
      <text:p text:style-name="Standard"><text:span text:style-name="T3">ANY</text:span><text:span text:style-name="T1"> – будут выбраны студенты, у которых есть хотя бы 1 четвертка.</text:span></text:p>
      <text:p text:style-name="Standard"><text:span text:style-name="T1">Пример: Нужно вывести студентов, у которых 4ки</text:span></text:p>
      <text:p text:style-name="Standard"><text:span text:style-name="T4">select cod_st, name_st from students</text:span></text:p>
      <text:p text:style-name="Standard"><text:span text:style-name="T4">where ALL(select mark from marks</text:span></text:p>
      <text:p text:style-name="Standard"><text:span text:style-name="T4"><text:tab/>where cod_st = students, cod_st) = 4</text:span></text:p>
      <text:p text:style-name="Standard"><text:span text:style-name="T1">Это кореллированный запрос, приме как сделать его некор.:</text:span></text:p>
      <text:p text:style-name="Standard"><text:span text:style-name="T4">select st.cod_st, st.name_st from students.st, marks.m</text:span></text:p>
      <text:p text:style-name="Standard"><text:span text:style-name="T4">where st.code_st = m.cod_st</text:span></text:p>
      <text:p text:style-name="Standard"><text:span text:style-name="T4">groupby m.cod_st</text:span></text:p>
      <text:p text:style-name="Standard"><text:span text:style-name="T4">having MAX(mark) = 4 AND MIN(mark) = 4</text:span></text:p>
      <text:p text:style-name="P26"/>
      <text:p text:style-name="Standard"><text:soft-page-break/><text:span text:style-name="T1">Есть функция </text:span><text:span text:style-name="T5">EXIST</text:span><text:span text:style-name="T9"> </text:span><text:span text:style-name="T1">– служит для проверки результатов вложенного запроса на пустоту. Использовав ее перед вложенным запросом, если запрос что-то возвращает, то </text:span><text:span text:style-name="T5">EXIST</text:span><text:span text:style-name="T9"> </text:span><text:span text:style-name="T1">возвращает </text:span><text:span text:style-name="T3">true</text:span><text:span text:style-name="T1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margin-top="0.141cm" fo:margin-bottom="0.141cm" style:contextual-spacing="false" fo:line-height="100%" fo:keep-together="always" fo:padding-left="0.423cm" fo:padding-right="0cm" fo:padding-top="0cm" fo:padding-bottom="0cm" fo:border-left="1.5pt solid #ed7d31" fo:border-right="none" fo:border-top="none" fo:border-bottom="none" fo:keep-with-next="always"/>
      <style:text-properties fo:text-transform="uppercase" style:font-name="Times New Roman" fo:font-family="'Times New Roman'" style:font-family-generic="roman" style:font-pitch="variable" fo:font-size="18pt" fo:letter-spacing="0.018cm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cm" style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6pt" style:text-underline-style="solid" style:text-underline-width="auto" style:text-underline-color="font-color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8pt" fo:letter-spacing="0.018cm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6pt" style:text-underline-style="solid" style:text-underline-width="auto" style:text-underline-color="font-color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8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Владимир Семенов</meta:initial-creator>
    <meta:editing-cycles>8</meta:editing-cycles>
    <meta:creation-date>2023-09-08T09:40:00</meta:creation-date>
    <dc:date>2023-11-14T12:11:25.716000000</dc:date>
    <meta:editing-duration>P4DT2H25M9S</meta:editing-duration>
    <meta:generator>LibreOffice/7.2.0.4$Windows_X86_64 LibreOffice_project/9a9c6381e3f7a62afc1329bd359cc48accb6435b</meta:generator>
    <meta:document-statistic meta:table-count="0" meta:image-count="0" meta:object-count="0" meta:page-count="18" meta:paragraph-count="297" meta:word-count="3096" meta:character-count="23515" meta:non-whitespace-character-count="20669"/>
    <meta:user-defined meta:name="AppVersion">16.0000</meta:user-defined>
    <meta:template xlink:type="simple" xlink:actuate="onRequest" xlink:title="Normal.dotm" xlink:href=""/>
  </office:meta>
</office:document-meta>
</file>